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7e2b" officeooo:paragraph-rsid="00177e2b"/>
    </style:style>
    <style:style style:name="P2" style:family="paragraph" style:parent-style-name="Standard">
      <style:text-properties officeooo:rsid="00186258" officeooo:paragraph-rsid="001862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 porfin conseguí hacer que los datos de tiempo que se usan para la graficación, se resuman, y no aparezca en un <text:s/>cormato largo.</text:p>
      <text:p text:style-name="P1">Los recursos consutaldos que si han servido son estos:</text:p>
      <text:p text:style-name="P1"><text:a xlink:type="simple" xlink:href="https://www.amcharts.com/demos/area-with-time-based-data/" text:style-name="Internet_20_link" text:visited-style-name="Visited_20_Internet_20_Link">https://www.amcharts.com/demos/area-with-time-based-data/</text:a></text:p>
      <text:p text:style-name="P1"><text:a xlink:type="simple" xlink:href="https://www.amcharts.com/kbase/formatting-dates/" text:style-name="Internet_20_link" text:visited-style-name="Visited_20_Internet_20_Link">https://www.amcharts.com/kbase/formatting-dates/</text:a></text:p>
      <text:p text:style-name="P1"/>
      <text:p text:style-name="P2">Posiblemente este sirva</text:p>
      <text:p text:style-name="P2"><text:a xlink:type="simple" xlink:href="https://www.amcharts.com/demos/date-based-data/" text:style-name="Internet_20_link" text:visited-style-name="Visited_20_Internet_20_Link">https://www.amcharts.com/demos/date-based-data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39:40.678086469</meta:creation-date>
    <dc:date>2018-02-27T11:42:16.704086328</dc:date>
    <meta:editing-duration>PT2M35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1" meta:paragraph-count="6" meta:word-count="39" meta:character-count="359" meta:non-whitespace-character-count="325"/>
  </office:meta>
</office:document-meta>
</file>